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ULIGNY MONTRACHET LES FOLATIERES 1CRU</text:p>
          </table:table-cell>
          <table:table-cell office:value-type="string">
            <text:p>JOL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Cantinetta</text:p>
          </table:table-cell>
          <table:table-cell office:value-type="string">
            <text:p>€ 100 Buona annata*** 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ULIGNY MONTRACHET LES COMBETTES 1CRU</text:p>
          </table:table-cell>
          <table:table-cell office:value-type="string">
            <text:p>JOL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2">
            <text:p>2</text:p>
          </table:table-cell>
          <table:table-cell office:value-type="string">
            <text:p>Cantinetta</text:p>
          </table:table-cell>
          <table:table-cell office:value-type="string">
            <text:p>€ 110 ***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ULIGNY MONTRACHET LES COMBETTES</text:p>
          </table:table-cell>
          <table:table-cell office:value-type="string">
            <text:p>JOL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>
            <text:p>Cantinetta</text:p>
          </table:table-cell>
          <table:table-cell office:value-type="string">
            <text:p>€ 90 *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SSAGNE MONTRACHET 1CRU LES CAILLERETS</text:p>
          </table:table-cell>
          <table:table-cell office:value-type="string">
            <text:p>DOMAINE A.ET.P DE VILLA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string">
            <text:p>Cantinetta</text:p>
          </table:table-cell>
          <table:table-cell office:value-type="string">
            <text:p>10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OMMARD GRANDS EPENOTS</text:p>
          </table:table-cell>
          <table:table-cell office:value-type="string">
            <text:p>DOMAINE PRIEURE RO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string">
            <text:p>Cantinetta</text:p>
          </table:table-cell>
          <table:table-cell office:value-type="string">
            <text:p>50</text:p>
          </table:table-cell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IBOLLA GIALLA 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4.06321">
            <text:p>44.0632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IBOLLA MG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35.719097">
            <text:p>35.7190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MERLOT BURI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6cp89vn4b9yj12sn9</text:p>
          </table:table-cell>
          <table:table-cell office:value-type="string">
            <text:p>RED</text:p>
          </table:table-cell>
          <table:table-cell office:value-type="string">
            <text:p>Merlot Buri</text:p>
          </table:table-cell>
          <table:table-cell office:value-type="string">
            <text:p>Miani</text:p>
          </table:table-cell>
          <table:table-cell office:value-type="float" office:value="38.47652">
            <text:p>38.476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MERLOT BURI MG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6cp89vn4b9yj12sn9</text:p>
          </table:table-cell>
          <table:table-cell office:value-type="string">
            <text:p>RED</text:p>
          </table:table-cell>
          <table:table-cell office:value-type="string">
            <text:p>Merlot Buri</text:p>
          </table:table-cell>
          <table:table-cell office:value-type="string">
            <text:p>Miani</text:p>
          </table:table-cell>
          <table:table-cell office:value-type="float" office:value="38.47652">
            <text:p>38.476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AROLO </text:p>
          </table:table-cell>
          <table:table-cell office:value-type="string">
            <text:p>G.CONTERNO-CASCINA FRAN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mh9qqa6wb2vpzvkp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AROLO </text:p>
          </table:table-cell>
          <table:table-cell office:value-type="string">
            <text:p>G.CONTERNO-CASCINA FRAN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mh9qqa6wb2vpzvkp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ONCA</text:p>
          </table:table-cell>
          <table:table-cell office:value-type="string">
            <text:p>R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0wr1tk4fjvz732x10</text:p>
          </table:table-cell>
          <table:table-cell office:value-type="string">
            <text:p>RED</text:p>
          </table:table-cell>
          <table:table-cell office:value-type="string">
            <text:p>Barolo Conca</text:p>
          </table:table-cell>
          <table:table-cell office:value-type="string">
            <text:p>Renato Ratti</text:p>
          </table:table-cell>
          <table:table-cell office:value-type="float" office:value="32.221855">
            <text:p>32.2218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ONCA (MAGNUM)</text:p>
          </table:table-cell>
          <table:table-cell office:value-type="string">
            <text:p>R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0wr1tk4fjvz732x10</text:p>
          </table:table-cell>
          <table:table-cell office:value-type="string">
            <text:p>RED</text:p>
          </table:table-cell>
          <table:table-cell office:value-type="string">
            <text:p>Barolo Conca</text:p>
          </table:table-cell>
          <table:table-cell office:value-type="string">
            <text:p>Renato Ratti</text:p>
          </table:table-cell>
          <table:table-cell office:value-type="float" office:value="32.221855">
            <text:p>32.2218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ARBARESCO</text:p>
          </table:table-cell>
          <table:table-cell office:value-type="string">
            <text:p>FALLETTO DI 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tzrr4w6ass1r3sqvc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Bruno Giacosa</text:p>
          </table:table-cell>
          <table:table-cell office:value-type="float" office:value="43.24656">
            <text:p>43.246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ARBARESCO (MAGNUM)</text:p>
          </table:table-cell>
          <table:table-cell office:value-type="string">
            <text:p>FALLETTO DI 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ntinett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tzrr4w6ass1r3sqvc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Bruno Giacosa</text:p>
          </table:table-cell>
          <table:table-cell office:value-type="float" office:value="43.24656">
            <text:p>43.246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URSANG BLANC FUME DE POILLY</text:p>
          </table:table-cell>
          <table:table-cell office:value-type="string">
            <text:p>DIDIER 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office:value-type="string">
            <text:p>Cantinetta</text:p>
          </table:table-cell>
          <table:table-cell office:value-type="string">
            <text:p>€ 120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q6e3hzpkc5gq7deeq8</text:p>
          </table:table-cell>
          <table:table-cell office:value-type="string">
            <text:p>WHITE</text:p>
          </table:table-cell>
          <table:table-cell office:value-type="string">
            <text:p>Blanc Fumé de Pouilly</text:p>
          </table:table-cell>
          <table:table-cell office:value-type="string">
            <text:p>Didier Dagueneau (Louis-Benjamin Dagueneau)</text:p>
          </table:table-cell>
          <table:table-cell office:value-type="float" office:value="42.368477">
            <text:p>42.3684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URSANG BLANC FUME DE POILLY MAGNUM</text:p>
          </table:table-cell>
          <table:table-cell office:value-type="string">
            <text:p>DIDIER 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Cantinetta</text:p>
          </table:table-cell>
          <table:table-cell office:value-type="string">
            <text:p>€ 250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q6e3hzpkc5gq7deeq8</text:p>
          </table:table-cell>
          <table:table-cell office:value-type="string">
            <text:p>WHITE</text:p>
          </table:table-cell>
          <table:table-cell office:value-type="string">
            <text:p>Blanc Fumé de Pouilly</text:p>
          </table:table-cell>
          <table:table-cell office:value-type="string">
            <text:p>Didier Dagueneau (Louis-Benjamin Dagueneau)</text:p>
          </table:table-cell>
          <table:table-cell office:value-type="float" office:value="42.368477">
            <text:p>42.3684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